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373600002CD12709305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6.51cm" svg:height="13.335cm" svg:x="6.35cm" svg:y="3.175cm">
          <draw:image xlink:href="Pictures/200000BB0000373600002CD127093058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8T12:17:21</meta:creation-date>
    <dc:date>2009-01-28T13:12:02</dc:date>
    <dc:language>en-US</dc:language>
    <meta:editing-cycles>4</meta:editing-cycles>
    <meta:editing-duration>PT54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